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31.29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set1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max_no_improv</text:p>
          </table:table-cell>
          <table:table-cell office:value-type="string" calcext:value-type="string">
            <text:p>max_no_improv_l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est_iteration</text:p>
          </table:table-cell>
          <table:table-cell office:value-type="string" calcext:value-type="string">
            <text:p>initial_costs</text:p>
          </table:table-cell>
          <table:table-cell office:value-type="string" calcext:value-type="string">
            <text:p>initial_distance</text:p>
          </table:table-cell>
          <table:table-cell office:value-type="string" calcext:value-type="string">
            <text:p>best_costs</text:p>
          </table:table-cell>
          <table:table-cell office:value-type="string" calcext:value-type="string">
            <text:p>best_distance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54001593" calcext:value-type="float">
            <text:p>8,3540015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12927155" calcext:value-type="float">
            <text:p>7,3129271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38173491" calcext:value-type="float">
            <text:p>8,4381734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63345164" calcext:value-type="float">
            <text:p>8,1633451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99945817" calcext:value-type="float">
            <text:p>8,3999458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07482448" calcext:value-type="float">
            <text:p>7,9074824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29751976" calcext:value-type="float">
            <text:p>7,1297519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96104081" calcext:value-type="float">
            <text:p>7,2961040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72462846" calcext:value-type="float">
            <text:p>7,9724628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06461711" calcext:value-type="float">
            <text:p>7,7064617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4373665" calcext:value-type="float">
            <text:p>7,843736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85933307" calcext:value-type="float">
            <text:p>7,3859333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34391056" calcext:value-type="float">
            <text:p>7,3343910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5778712" calcext:value-type="float">
            <text:p>9,757787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56710824" calcext:value-type="float">
            <text:p>7,3567108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77438691" calcext:value-type="float">
            <text:p>7,2774386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69686592" calcext:value-type="float">
            <text:p>8,5696865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12135898" calcext:value-type="float">
            <text:p>6,91213589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2290222" calcext:value-type="float">
            <text:p>9,722902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52079571" calcext:value-type="float">
            <text:p>7,1520795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10233124" calcext:value-type="float">
            <text:p>7,3102331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79037468" calcext:value-type="float">
            <text:p>6,8790374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00220291" calcext:value-type="float">
            <text:p>7,9002202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26545857" calcext:value-type="float">
            <text:p>8,2265458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03483381" calcext:value-type="float">
            <text:p>7,5034833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80161504" calcext:value-type="float">
            <text:p>7,7801615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85654106" calcext:value-type="float">
            <text:p>8,2856541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23906976" calcext:value-type="float">
            <text:p>6,9239069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70677513" calcext:value-type="float">
            <text:p>7,5706775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62411691" calcext:value-type="float">
            <text:p>7,4624116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74710587" calcext:value-type="float">
            <text:p>7,3747105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0097416" calcext:value-type="float">
            <text:p>7,600974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31077534" calcext:value-type="float">
            <text:p>7,3310775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33584777" calcext:value-type="float">
            <text:p>8,8335847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02049663" calcext:value-type="float">
            <text:p>8,6020496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88299339" calcext:value-type="float">
            <text:p>7,7882993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80468662" calcext:value-type="float">
            <text:p>6,9804686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55821366" calcext:value-type="float">
            <text:p>8,05582136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32178057" calcext:value-type="float">
            <text:p>7,7321780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82964251" calcext:value-type="float">
            <text:p>7,4829642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11420688" calcext:value-type="float">
            <text:p>7,6114206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32258945" calcext:value-type="float">
            <text:p>7,2322589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16133002" calcext:value-type="float">
            <text:p>7,7161330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48131787" calcext:value-type="float">
            <text:p>8,3481317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85142634" calcext:value-type="float">
            <text:p>8,1851426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18502886" calcext:value-type="float">
            <text:p>7,1185028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258828" calcext:value-type="float">
            <text:p>7,72588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09326096" calcext:value-type="float">
            <text:p>7,9093260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93462149" calcext:value-type="float">
            <text:p>7,6934621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42324576" calcext:value-type="float">
            <text:p>7,3423245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978913048" calcext:value-type="float">
            <text:p>21,97891304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466237637" calcext:value-type="float">
            <text:p>22,46623763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612800226" calcext:value-type="float">
            <text:p>22,61280022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249298032" calcext:value-type="float">
            <text:p>23,24929803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748393029" calcext:value-type="float">
            <text:p>21,74839302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298524959" calcext:value-type="float">
            <text:p>22,29852495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648724075" calcext:value-type="float">
            <text:p>22,64872407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87511749" calcext:value-type="float">
            <text:p>22,8751174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139208271" calcext:value-type="float">
            <text:p>22,13920827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77104983" calcext:value-type="float">
            <text:p>21,7710498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942041421" calcext:value-type="float">
            <text:p>20,94204142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015919565" calcext:value-type="float">
            <text:p>22,01591956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464817236" calcext:value-type="float">
            <text:p>21,46481723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012525373" calcext:value-type="float">
            <text:p>23,01252537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056072247" calcext:value-type="float">
            <text:p>23,05607224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425306385" calcext:value-type="float">
            <text:p>23,42530638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002232638" calcext:value-type="float">
            <text:p>22,00223263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32827256" calcext:value-type="float">
            <text:p>21,3282725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708301838" calcext:value-type="float">
            <text:p>21,70830183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176433346" calcext:value-type="float">
            <text:p>21,17643334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91696061" calcext:value-type="float">
            <text:p>7,49169606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11871714" calcext:value-type="float">
            <text:p>8,11187171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71100765" calcext:value-type="float">
            <text:p>8,37110076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61664202" calcext:value-type="float">
            <text:p>7,66166420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10751734" calcext:value-type="float">
            <text:p>8,11075173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24335048" calcext:value-type="float">
            <text:p>8,02433504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27737494" calcext:value-type="float">
            <text:p>7,52773749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47692991" calcext:value-type="float">
            <text:p>7,64769299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81907191" calcext:value-type="float">
            <text:p>7,88190719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12983428" calcext:value-type="float">
            <text:p>8,71298342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52707561" calcext:value-type="float">
            <text:p>7,25270756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05858379" calcext:value-type="float">
            <text:p>7,90585837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86146521" calcext:value-type="float">
            <text:p>7,68614652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15048879" calcext:value-type="float">
            <text:p>7,51504887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05360176" calcext:value-type="float">
            <text:p>7,90536017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8742305" calcext:value-type="float">
            <text:p>8,0874230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48707788" calcext:value-type="float">
            <text:p>7,64870778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90718737" calcext:value-type="float">
            <text:p>7,59071873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89313881" calcext:value-type="float">
            <text:p>8,48931388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32429265" calcext:value-type="float">
            <text:p>7,63242926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28633269" calcext:value-type="float">
            <text:p>7,72863326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09241743" calcext:value-type="float">
            <text:p>7,20924174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30093947" calcext:value-type="float">
            <text:p>8,43009394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83545075" calcext:value-type="float">
            <text:p>7,88354507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69739952" calcext:value-type="float">
            <text:p>7,36973995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11372622" calcext:value-type="float">
            <text:p>8,91137262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85188259" calcext:value-type="float">
            <text:p>8,18518825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23201824" calcext:value-type="float">
            <text:p>7,52320182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80375883" calcext:value-type="float">
            <text:p>7,88037588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68179603" calcext:value-type="float">
            <text:p>7,16817960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8.069" calcext:value-type="float">
            <text:p>18,0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927" calcext:value-type="float">
            <text:p>9,9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89" calcext:value-type="float">
            <text:p>9,6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822" calcext:value-type="float">
            <text:p>9,8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574" calcext:value-type="float">
            <text:p>9,5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56" calcext:value-type="float">
            <text:p>9,6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52" calcext:value-type="float">
            <text:p>9,4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19" calcext:value-type="float">
            <text:p>9,3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543" calcext:value-type="float">
            <text:p>10,5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33" calcext:value-type="float">
            <text:p>9,2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7" calcext:value-type="float">
            <text:p>8,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75" calcext:value-type="float">
            <text:p>9,4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84" calcext:value-type="float">
            <text:p>9,3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21" calcext:value-type="float">
            <text:p>9,1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88" calcext:value-type="float">
            <text:p>9,3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97" calcext:value-type="float">
            <text:p>8,4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98" calcext:value-type="float">
            <text:p>9,39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262" calcext:value-type="float">
            <text:p>10,2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38" calcext:value-type="float">
            <text:p>8,6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96" calcext:value-type="float">
            <text:p>9,1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73" calcext:value-type="float">
            <text:p>9,1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71" calcext:value-type="float">
            <text:p>8,6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95" calcext:value-type="float">
            <text:p>9,7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083" calcext:value-type="float">
            <text:p>9,0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75" calcext:value-type="float">
            <text:p>9,4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73" calcext:value-type="float">
            <text:p>8,8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003" calcext:value-type="float">
            <text:p>9,0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23" calcext:value-type="float">
            <text:p>8,4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584" calcext:value-type="float">
            <text:p>9,5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46" calcext:value-type="float">
            <text:p>9,7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07" calcext:value-type="float">
            <text:p>9,2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857" calcext:value-type="float">
            <text:p>9,8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579" calcext:value-type="float">
            <text:p>9,5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029" calcext:value-type="float">
            <text:p>10,0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79" calcext:value-type="float">
            <text:p>8,4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7" calcext:value-type="float">
            <text:p>9,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83" calcext:value-type="float">
            <text:p>9,3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97" calcext:value-type="float">
            <text:p>9,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2.177" calcext:value-type="float">
            <text:p>12,1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81" calcext:value-type="float">
            <text:p>9,6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71" calcext:value-type="float">
            <text:p>9,3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34" calcext:value-type="float">
            <text:p>9,2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557" calcext:value-type="float">
            <text:p>9,5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01" calcext:value-type="float">
            <text:p>9,3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08" calcext:value-type="float">
            <text:p>9,6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887" calcext:value-type="float">
            <text:p>9,8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54" calcext:value-type="float">
            <text:p>9,65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486" calcext:value-type="float">
            <text:p>10,4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511" calcext:value-type="float">
            <text:p>27,51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9.417" calcext:value-type="float">
            <text:p>29,41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422" calcext:value-type="float">
            <text:p>27,42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139" calcext:value-type="float">
            <text:p>28,13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637" calcext:value-type="float">
            <text:p>28,63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649" calcext:value-type="float">
            <text:p>28,64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5.317" calcext:value-type="float">
            <text:p>25,31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346" calcext:value-type="float">
            <text:p>28,34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5.31" calcext:value-type="float">
            <text:p>25,3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9.001" calcext:value-type="float">
            <text:p>29,00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525" calcext:value-type="float">
            <text:p>28,52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979" calcext:value-type="float">
            <text:p>27,97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751" calcext:value-type="float">
            <text:p>28,75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879" calcext:value-type="float">
            <text:p>27,87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221" calcext:value-type="float">
            <text:p>28,22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641" calcext:value-type="float">
            <text:p>27,64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363" calcext:value-type="float">
            <text:p>28,36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803" calcext:value-type="float">
            <text:p>28,80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252" calcext:value-type="float">
            <text:p>27,25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245" calcext:value-type="float">
            <text:p>28,24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429" calcext:value-type="float">
            <text:p>10,42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06" calcext:value-type="float">
            <text:p>9,40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1.196" calcext:value-type="float">
            <text:p>11,19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32" calcext:value-type="float">
            <text:p>9,73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1" calcext:value-type="float">
            <text:p>8,9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65" calcext:value-type="float">
            <text:p>8,66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9" calcext:value-type="float">
            <text:p>8,6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15" calcext:value-type="float">
            <text:p>9,41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061" calcext:value-type="float">
            <text:p>9,06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38" calcext:value-type="float">
            <text:p>9,73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867" calcext:value-type="float">
            <text:p>9,86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78" calcext:value-type="float">
            <text:p>8,97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35" calcext:value-type="float">
            <text:p>8,93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89" calcext:value-type="float">
            <text:p>9,48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99" calcext:value-type="float">
            <text:p>9,79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18" calcext:value-type="float">
            <text:p>9,31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657" calcext:value-type="float">
            <text:p>10,65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957" calcext:value-type="float">
            <text:p>9,95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67" calcext:value-type="float">
            <text:p>8,46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1" calcext:value-type="float">
            <text:p>9,4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1.339" calcext:value-type="float">
            <text:p>11,33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831" calcext:value-type="float">
            <text:p>9,83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39" calcext:value-type="float">
            <text:p>8,63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2" calcext:value-type="float">
            <text:p>9,7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62" calcext:value-type="float">
            <text:p>9,36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</table:table>
      <table:named-expressions/>
      <table:database-ranges>
        <table:database-range table:name="__Anonymous_Sheet_DB__0" table:target-range-address="dataset1020.A1:dataset1020.K2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5T10:45:38.006859170</dc:date>
    <meta:editing-duration>PT3M6S</meta:editing-duration>
    <meta:editing-cycles>1</meta:editing-cycles>
    <meta:document-statistic meta:table-count="1" meta:cell-count="2211" meta:object-count="0"/>
    <meta:generator>LibreOffice/5.1.3.2$Linux_X86_64 LibreOffice_project/10m0$Build-2</meta:generator>
  </office:meta>
</office:document-meta>
</file>